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1">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number-columns-repeated="1008"/>
        </table:table-row>
        <table:table-row table:style-name="ro9">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 When is COS301 paper due?</text:p>
            <text:p>- Finish adding NMD442 blog improvements, including post snippets on index page</text:p>
            <text:p>- Birdman thing</text:p>
            <text:p>- NMD250 Quiz?</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01:29:36.296891776</dc:date>
    <meta:creation-date>2016-09-05T22:47:24Z</meta:creation-date>
    <meta:editing-cycles>1621</meta:editing-cycles>
    <meta:editing-duration>P33DT20H10M17S</meta:editing-duration>
    <meta:generator>LibreOffice/5.2.7.2$Linux_X86_64 LibreOffice_project/20m0$Build-2</meta:generator>
    <meta:document-statistic meta:table-count="4" meta:cell-count="4387" meta:object-count="0"/>
  </office:meta>
</office:document-meta>
</file>